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Liberation Serif" fo:font-size="40pt" fo:font-weight="bold" officeooo:paragraph-rsid="00206ce9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40pt" fo:font-weight="bold" officeooo:paragraph-rsid="00206ce9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40pt" fo:font-weight="bold" officeooo:rsid="00206ce9" officeooo:paragraph-rsid="00206ce9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20pt" fo:font-weight="bold" officeooo:rsid="00206ce9" officeooo:paragraph-rsid="00206ce9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Liberation Serif" fo:font-size="20pt" fo:font-weight="bold" officeooo:rsid="0023f20f" officeooo:paragraph-rsid="0023f20f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20pt" fo:font-weight="bold" officeooo:rsid="00206ce9" officeooo:paragraph-rsid="00206ce9" style:font-size-asian="20pt" style:font-weight-asian="bold" style:font-size-complex="20pt" style:font-weight-complex="bold"/>
    </style:style>
    <style:style style:name="P7" style:family="paragraph" style:parent-style-name="Standard">
      <style:paragraph-properties fo:break-before="page"/>
      <style:text-properties style:font-name="Liberation Serif" fo:font-size="20pt" fo:font-weight="bold" officeooo:rsid="0023f20f" officeooo:paragraph-rsid="0023f20f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Liberation Serif" fo:font-size="12pt" fo:font-weight="bold" officeooo:rsid="0023f20f" officeooo:paragraph-rsid="0023f20f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23f20f" officeooo:paragraph-rsid="0032b7f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23f20f" officeooo:paragraph-rsid="00316a5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23f20f" officeooo:paragraph-rsid="0023f20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32b7ff" officeooo:paragraph-rsid="003422f1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style="italic" fo:font-weight="normal" officeooo:rsid="0023f20f" officeooo:paragraph-rsid="002c4902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Liberation Serif" fo:font-size="12pt" fo:font-style="italic" fo:font-weight="normal" officeooo:rsid="0023f20f" officeooo:paragraph-rsid="0023f20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Liberation Serif" fo:font-size="12pt" fo:font-style="italic" fo:font-weight="normal" officeooo:rsid="0026a3db" officeooo:paragraph-rsid="0029f00e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font-name="Liberation Serif" fo:font-size="12pt" fo:font-style="italic" fo:font-weight="normal" officeooo:rsid="002d2ada" officeooo:paragraph-rsid="002d2ada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Liberation Serif" fo:font-size="12pt" fo:font-style="italic" fo:font-weight="bold" officeooo:rsid="0023f20f" officeooo:paragraph-rsid="0023f20f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style:font-name="Liberation Serif" fo:font-size="12pt" fo:font-style="italic" fo:font-weight="bold" officeooo:rsid="002d2ada" officeooo:paragraph-rsid="002d2ada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style:font-name="Liberation Serif" fo:font-size="14pt" fo:font-weight="bold" officeooo:rsid="0023f20f" officeooo:paragraph-rsid="0023f20f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fo:font-weight="bold" officeooo:rsid="0032b7ff" officeooo:paragraph-rsid="0033231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" fo:font-size="14pt" fo:font-weight="bold" officeooo:rsid="0032b7ff" officeooo:paragraph-rsid="003422f1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fo:font-weight="bold" officeooo:rsid="0023f20f" officeooo:paragraph-rsid="0023f20f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fo:font-weight="bold" officeooo:rsid="0032b7ff" officeooo:paragraph-rsid="0032b7ff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32b7ff" officeooo:paragraph-rsid="0033231d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fo:font-style="normal" fo:font-weight="bold" officeooo:rsid="002d2ada" officeooo:paragraph-rsid="002d2ad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font-name="Liberation Serif" fo:font-size="14pt" style:text-underline-style="none" fo:font-weight="bold" officeooo:rsid="0023f20f" officeooo:paragraph-rsid="0023f20f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weight="bold" officeooo:paragraph-rsid="0033231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227ef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2b7ff"/>
    </style:style>
    <style:style style:name="T5" style:family="text">
      <style:text-properties style:text-underline-style="solid" style:text-underline-width="auto" style:text-underline-color="font-color" officeooo:rsid="00359b9b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5cd77"/>
    </style:style>
    <style:style style:name="T8" style:family="text">
      <style:text-properties officeooo:rsid="0029f00e"/>
    </style:style>
    <style:style style:name="T9" style:family="text">
      <style:text-properties officeooo:rsid="002c4902"/>
    </style:style>
    <style:style style:name="T10" style:family="text">
      <style:text-properties officeooo:rsid="002d2ada"/>
    </style:style>
    <style:style style:name="T11" style:family="text">
      <style:text-properties officeooo:rsid="002deb74"/>
    </style:style>
    <style:style style:name="T12" style:family="text">
      <style:text-properties officeooo:rsid="002f362d"/>
    </style:style>
    <style:style style:name="T13" style:family="text">
      <style:text-properties officeooo:rsid="002f371a"/>
    </style:style>
    <style:style style:name="T14" style:family="text">
      <style:text-properties officeooo:rsid="002feb4d"/>
    </style:style>
    <style:style style:name="T15" style:family="text">
      <style:text-properties officeooo:rsid="0030d6e1"/>
    </style:style>
    <style:style style:name="T16" style:family="text">
      <style:text-properties officeooo:rsid="00316a50"/>
    </style:style>
    <style:style style:name="T17" style:family="text">
      <style:text-properties officeooo:rsid="0032b7ff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337d64" style:font-size-asian="10.5pt" style:font-size-complex="12pt"/>
    </style:style>
    <style:style style:name="T21" style:family="text">
      <style:text-properties officeooo:rsid="0033231d"/>
    </style:style>
    <style:style style:name="T22" style:family="text">
      <style:text-properties officeooo:rsid="00337d64"/>
    </style:style>
    <style:style style:name="T23" style:family="text">
      <style:text-properties officeooo:rsid="00359b9b"/>
    </style:style>
    <style:style style:name="T2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Software Requirement</text:p>
      <text:p text:style-name="P3">Specifications</text:p>
      <text:p text:style-name="P4"/>
      <text:p text:style-name="P6">For</text:p>
      <text:p text:style-name="P4"/>
      <text:p text:style-name="P3">QuickType</text:p>
      <text:p text:style-name="P2"/>
      <text:p text:style-name="P6">Version <text:span text:style-name="T7">0</text:span>.<text:span text:style-name="T7">1</text:span></text:p>
      <text:p text:style-name="P6"/>
      <text:p text:style-name="P6"><text:span text:style-name="T2">Prepared</text:span> by Logan Price</text:p>
      <text:p text:style-name="P6"/>
      <text:p text:style-name="P6">LP Games</text:p>
      <text:p text:style-name="P6"/>
      <text:p text:style-name="P6">March 19<text:span text:style-name="T1">th</text:span>, 2024</text:p>
      <text:p text:style-name="P7">1. <text:tab/><text:span text:style-name="T3">Introduction</text:span></text:p>
      <text:p text:style-name="P8"/>
      <text:p text:style-name="P19">1.1 <text:tab/>Purpose</text:p>
      <text:p text:style-name="P8"/>
      <text:p text:style-name="P13"><text:tab/><text:span text:style-name="T8">This purpose of this document is to specify the software requirements of the program </text:span><text:span text:style-name="T12">QuickType, </text:span><text:span text:style-name="T8">as well as detail the goals the creators wishes to achieve with it and how. </text:span><text:span text:style-name="T9">It i</text:span><text:span text:style-name="T8">s written for those creating or modifying the software, as well as anyone interested in seeing details about the developmental process of this application.</text:span></text:p>
      <text:p text:style-name="P14"/>
      <text:p text:style-name="P19">1.<text:span text:style-name="T9">2</text:span> <text:tab/>Scope</text:p>
      <text:p text:style-name="P17"/>
      <text:p text:style-name="P15"><text:tab/>The Purpose of this application, QuickType, is to provide a fun and rewarding way to develop type writing skills. <text:span text:style-name="T9">Users will be prompted a sentence and must type it </text:span><text:span text:style-name="T14">back</text:span><text:span text:style-name="T9"> as quickly as they can. </text:span><text:span text:style-name="T12">The goal is to provide an interactive and engaging method of improving typing skills</text:span><text:span text:style-name="T9"> </text:span><text:span text:style-name="T12">in a way that’s</text:span> portable, an<text:span text:style-name="T12">d</text:span> simple to use, even by those not familiar with Command Line Interface (CLI) games. <text:span text:style-name="T9">The game will be written in C# </text:span><text:span text:style-name="T13">s</text:span><text:span text:style-name="T9">o it can be used on </text:span><text:span text:style-name="T13">many </text:span><text:span text:style-name="T9">different operating systems </text:span><text:span text:style-name="T13">that the .NET framework supports</text:span><text:span text:style-name="T9">.</text:span></text:p>
      <text:p text:style-name="P17"/>
      <text:p text:style-name="P19">1.<text:span text:style-name="T10">3</text:span> <text:tab/>De<text:span text:style-name="T10">fi</text:span>nitions, acronyms, and abbreviations</text:p>
      <text:p text:style-name="P17"/>
      <text:p text:style-name="P14"><text:tab/><text:span text:style-name="T10">CLI – Command Line Interface</text:span></text:p>
      <text:p text:style-name="P14"><text:span text:style-name="T10"><text:tab/>QuickType – The name of the program this document details and describes</text:span></text:p>
      <text:p text:style-name="P14"><text:span text:style-name="T10"><text:tab/></text:span><text:span text:style-name="T15">SRS – Software Requirement Specifications</text:span></text:p>
      <text:p text:style-name="P17"/>
      <text:p text:style-name="P25">1.4 <text:tab/>References</text:p>
      <text:p text:style-name="P18"/>
      <text:p text:style-name="P16"><text:tab/>None at this time.</text:p>
      <text:p text:style-name="P18"/>
      <text:p text:style-name="P25">1.4 <text:tab/>Overview</text:p>
      <text:p text:style-name="P16"/>
      <text:p text:style-name="P16"><text:tab/><text:span text:style-name="T11">This document details specific functions, goals, and constraints for QuickType. This is intended to be a living document, updated to fit the possible changes and different versions the program may go through. </text:span><text:span text:style-name="T15">For the guidelines used to write this, see specification for IEEE standard 830-1998.</text:span></text:p>
      <text:p text:style-name="P18"/>
      <text:p text:style-name="P17"/>
      <text:p text:style-name="P5">2. <text:tab/><text:span text:style-name="T6">Overall Description</text:span></text:p>
      <text:p text:style-name="P8"/>
      <text:p text:style-name="P19">2.1 <text:tab/>Product Perspective</text:p>
      <text:p text:style-name="P27"><text:tab/>2.1.1 <text:tab/>System Interfaces</text:p>
      <text:p text:style-name="P9"><text:span text:style-name="T16"><text:tab/>2.1.2</text:span><text:tab/>User Interface<text:span text:style-name="T17">s</text:span></text:p>
      <text:p text:style-name="P10"><text:tab/><text:span text:style-name="T16">2</text:span>.<text:span text:style-name="T16">1.3</text:span> <text:tab/>Hardware Interfaces</text:p>
      <text:p text:style-name="P10"><text:tab/><text:span text:style-name="T16">2</text:span>.<text:span text:style-name="T16">1.4</text:span> <text:tab/>Software Interfaces</text:p>
      <text:p text:style-name="P10"><text:span text:style-name="T16"><text:tab/>2</text:span>.<text:span text:style-name="T16">1.5</text:span> <text:tab/>Communications Interfaces</text:p>
      <text:p text:style-name="P10"><text:tab/><text:span text:style-name="T16">2</text:span>.<text:span text:style-name="T16">1.6</text:span> <text:tab/><text:span text:style-name="T16">Memory Constraints</text:span></text:p>
      <text:p text:style-name="P10"><text:tab/><text:span text:style-name="T16">2</text:span>.<text:span text:style-name="T16">1.7</text:span> <text:tab/><text:span text:style-name="T16">Operations</text:span></text:p>
      <text:p text:style-name="P10"><text:tab/><text:span text:style-name="T16">2</text:span>.<text:span text:style-name="T16">1.8</text:span> <text:tab/>Site adaptation requirements</text:p>
      <text:p text:style-name="P19"><text:soft-page-break/>2.2 <text:tab/><text:span text:style-name="T17">Product Functions</text:span></text:p>
      <text:p text:style-name="P19">2.3 <text:tab/><text:span text:style-name="T17">User Characteristics</text:span></text:p>
      <text:p text:style-name="P19">2.4 <text:tab/><text:span text:style-name="T17">Constraints</text:span></text:p>
      <text:p text:style-name="P19">2.5 <text:tab/><text:span text:style-name="T17">Assumptions and Dependencies</text:span></text:p>
      <text:p text:style-name="P19">2.<text:span text:style-name="T17">6</text:span> <text:tab/>Apportioning of requirements</text:p>
      <text:p text:style-name="P8"/>
      <text:p text:style-name="P5">3. <text:tab/><text:span text:style-name="T4">Specific </text:span><text:span text:style-name="T3">Requirements</text:span></text:p>
      <text:p text:style-name="P8"/>
      <text:p text:style-name="P22">3.1 <text:tab/><text:span text:style-name="T17">External</text:span> Interfaces</text:p>
      <text:p text:style-name="P22">3.2 <text:tab/><text:span text:style-name="T17">Functions</text:span></text:p>
      <text:p text:style-name="P22">3.3 <text:tab/><text:span text:style-name="T17">Performance Requirements</text:span></text:p>
      <text:p text:style-name="P22">3.4 <text:tab/>Logical database requirements</text:p>
      <text:p text:style-name="P23">3.5 <text:tab/>Design constraints</text:p>
      <text:p text:style-name="P23"><text:span text:style-name="T18"><text:tab/>3.5.1 Standards compliance</text:span></text:p>
      <text:p text:style-name="P24">3.<text:span text:style-name="T21">6</text:span> <text:tab/>Software system attributes</text:p>
      <text:p text:style-name="P24"><text:span text:style-name="T19"><text:tab/>3.6.1 Reliability</text:span></text:p>
      <text:p text:style-name="P24"><text:span text:style-name="T19"><text:tab/>3.6.2 Availability</text:span></text:p>
      <text:p text:style-name="P24"><text:span text:style-name="T19"><text:tab/>3.6.3 Security</text:span></text:p>
      <text:p text:style-name="P24"><text:span text:style-name="T19"><text:tab/>3.6.4 Maintainability</text:span></text:p>
      <text:p text:style-name="P24"><text:span text:style-name="T19"><text:tab/>3.6.5 Portability</text:span></text:p>
      <text:p text:style-name="P20">3.7 Organizing the speci<text:span text:style-name="T22">fi</text:span>c requirements</text:p>
      <text:p text:style-name="P12"><text:tab/>3.7.1 System mode</text:p>
      <text:p text:style-name="P21"><text:span text:style-name="T19"><text:tab/>3.7.2 User class</text:span></text:p>
      <text:p text:style-name="P8"><text:tab/>3.7.3 Objects</text:p>
      <text:p text:style-name="P8"><text:tab/>3.7.4 Feature</text:p>
      <text:p text:style-name="P8"><text:tab/>3.7.5 Stimulus</text:p>
      <text:p text:style-name="P8"><text:tab/>3.7.6 Response</text:p>
      <text:p text:style-name="P8"><text:tab/>3.7.7 Functional hierarchy</text:p>
      <text:p text:style-name="P19">3.8 Additional comments</text:p>
      <text:p text:style-name="P8"/>
      <text:p text:style-name="P5">4. <text:tab/><text:span text:style-name="T3">S</text:span><text:span text:style-name="T5">upporting Information</text:span></text:p>
      <text:p text:style-name="P22"><text:span text:style-name="T5"/></text:p>
      <text:p text:style-name="P26"><text:span text:style-name="T23">4.1 Table of contents and index</text:span></text:p>
      <text:p text:style-name="P22"><text:span text:style-name="T24">4.2 Appendixes</text:span></text:p>
      <text:p text:style-name="P11"><text:tab/>Appendix A: Glossary</text:p>
      <text:p text:style-name="P11"><text:tab/>Appendix B: Analysis Models</text:p>
      <text:p text:style-name="P11"><text:tab/>Appendix C: To Be Determined Li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2:40:19.554894176</meta:creation-date>
    <meta:generator>LibreOffice/7.3.7.2$Linux_X86_64 LibreOffice_project/30$Build-2</meta:generator>
    <dc:date>2024-03-22T21:02:32.340120590</dc:date>
    <meta:editing-duration>P1DT55M43S</meta:editing-duration>
    <meta:editing-cycles>14</meta:editing-cycles>
    <meta:document-statistic meta:table-count="0" meta:image-count="0" meta:object-count="0" meta:page-count="3" meta:paragraph-count="64" meta:word-count="375" meta:character-count="2540" meta:non-whitespace-character-count="2167"/>
  </office:meta>
</office:document-meta>
</file>